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size="19pt" style:font-size-asian="19pt" style:font-size-complex="19pt"/>
    </style:style>
    <style:style style:name="P2" style:family="paragraph" style:parent-style-name="Standard" style:list-style-name="L1">
      <style:paragraph-properties fo:margin-top="0.0398in" fo:margin-bottom="0.0398in" loext:contextual-spacing="false"/>
      <style:text-properties fo:font-size="18pt" style:font-size-asian="18pt" style:font-size-complex="18pt"/>
    </style:style>
    <style:style style:name="P3" style:family="paragraph" style:parent-style-name="Standard" style:list-style-name="L2">
      <style:paragraph-properties fo:margin-top="0.0398in" fo:margin-bottom="0.0398in" loext:contextual-spacing="false"/>
      <style:text-properties officeooo:paragraph-rsid="001ac93c"/>
    </style:style>
    <style:style style:name="T1" style:family="text">
      <style:text-properties fo:font-size="19pt" officeooo:rsid="001ac93c" style:font-size-asian="19pt" style:font-size-complex="1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76789869" text:style-name="L1">
        <text:list-item>
          <text:p text:style-name="P2">Who created Adam?</text:p>
        </text:list-item>
        <text:list-item>
          <text:p text:style-name="P2">Who is Adam's wife?</text:p>
        </text:list-item>
        <text:list-item>
          <text:p text:style-name="P2">Who did Abraham sacrifice at the altar?</text:p>
        </text:list-item>
        <text:list-item>
          <text:p text:style-name="P2">Who killed Abel?</text:p>
        </text:list-item>
        <text:list-item>
          <text:p text:style-name="P2">Who are the names of Adam's first two children?</text:p>
        </text:list-item>
        <text:list-item>
          <text:p text:style-name="P2">How many loaves of bread and fish did the boy share with Jesus?</text:p>
        </text:list-item>
        <text:list-item>
          <text:p text:style-name="P2">Who was thrown into the lion's den?</text:p>
        </text:list-item>
        <text:list-item>
          <text:p text:style-name="P2">Where was Jesus born?</text:p>
        </text:list-item>
        <text:list-item>
          <text:p text:style-name="P2">How many people were saved in Noah's ark?</text:p>
        </text:list-item>
        <text:list-item>
          <text:p text:style-name="P2">Who built an ark?</text:p>
        </text:list-item>
        <text:list-item>
          <text:p text:style-name="P2">How many times did Naaman dip in the river?</text:p>
        </text:list-item>
        <text:list-item>
          <text:p text:style-name="P2">What is the name of the river where Naaman washed?</text:p>
        </text:list-item>
        <text:list-item>
          <text:p text:style-name="P2">What disease did captain Naaman have?</text:p>
        </text:list-item>
        <text:list-item>
          <text:p text:style-name="P2">How many friends did Daniel have?</text:p>
        </text:list-item>
        <text:list-item>
          <text:p text:style-name="P2">What are the names of Daniel's friends?</text:p>
        </text:list-item>
        <text:list-item>
          <text:p text:style-name="P2">What town did Jesus grew up in?</text:p>
        </text:list-item>
        <text:list-item>
          <text:p text:style-name="P2">How many books are there in the bible?</text:p>
        </text:list-item>
        <text:list-item>
          <text:p text:style-name="P2">How many books are there in the New Testament?</text:p>
        </text:list-item>
        <text:list-item>
          <text:p text:style-name="P2">How many books are there in the Old Testament?</text:p>
        </text:list-item>
        <text:list-item>
          <text:p text:style-name="P2">What are the first five books of the bible?</text:p>
        </text:list-item>
        <text:list-item>
          <text:p text:style-name="P2">What are the names of the Gospel books?</text:p>
        </text:list-item>
        <text:list-item>
          <text:p text:style-name="P2">How many gospel books are there?</text:p>
        </text:list-item>
        <text:list-item>
          <text:p text:style-name="P2">Who baptized Jesus?</text:p>
        </text:list-item>
        <text:list-item>
          <text:p text:style-name="P2">Where was Moses hidden from the Egyptians?</text:p>
        </text:list-item>
      </text:list>
      <text:p text:style-name="P1"><text:soft-page-break/>leprosy</text:p>
      <text:p text:style-name="P1">Cain</text:p>
      <text:p text:style-name="P1">66</text:p>
      <text:p text:style-name="P1">Isaac</text:p>
      <text:p text:style-name="P1">Bethlehem</text:p>
      <text:p text:style-name="P1">27</text:p>
      <text:p text:style-name="P1">God</text:p>
      <text:p text:style-name="P1">John the baptist</text:p>
      <text:p text:style-name="P1">5 loaves of bread and 2 fish</text:p>
      <text:p text:style-name="P1">Jordan</text:p>
      <text:p text:style-name="P1">4</text:p>
      <text:p text:style-name="P1">Genesis, Exodus, Leviticus, Numbers, Deuteronomy</text:p>
      <text:p text:style-name="P1">Daniel</text:p>
      <text:p text:style-name="P1">39</text:p>
      <text:p text:style-name="P1">Cain and Abel</text:p>
      <text:p text:style-name="P1">basket</text:p>
      <text:p text:style-name="P1">3</text:p>
      <text:p text:style-name="P1">7 times</text:p>
      <text:p text:style-name="P1">Noah</text:p>
      <text:p text:style-name="P1">8 people</text:p>
      <text:p text:style-name="P1">Shadrach, Mishach, Abednego</text:p>
      <text:p text:style-name="P1">Eve</text:p>
      <text:p text:style-name="P1">Matthew, Mark, Luke, John</text:p>
      <text:p text:style-name="P1">Nazareth</text:p>
      <text:list xml:id="list1710149379" text:style-name="L2">
        <text:list-item>
          <text:p text:style-name="P3"><text:soft-page-break/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  <text:list-item>
          <text:p text:style-name="P3"><text:span text:style-name="T1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0:51:25.667960234</meta:creation-date>
    <meta:print-date>2020-07-04T10:55:09.291045957</meta:print-date>
    <dc:date>2020-07-04T10:58:32.985035596</dc:date>
    <meta:editing-duration>PT7M8S</meta:editing-duration>
    <meta:editing-cycles>1</meta:editing-cycles>
    <meta:document-statistic meta:table-count="0" meta:image-count="0" meta:object-count="0" meta:page-count="3" meta:paragraph-count="72" meta:word-count="259" meta:character-count="1244" meta:non-whitespace-character-count="1057"/>
    <meta:generator>LibreOffice/6.1.4.2$Linux_X86_64 LibreOffice_project/9d0f32d1f0b509096fd65e0d4bec26ddd1938fd3</meta:generator>
  </office:meta>
</office:document-meta>
</file>